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1" table:style-name="ta1">
        <table:shapes>
          <draw:frame draw:z-index="0" draw:style-name="gr1" draw:text-style-name="P1" svg:width="15.999cm" svg:height="8.999cm" svg:x="4.527cm" svg:y="0.711cm">
            <draw:object draw:notify-on-update-of-ranges="FUNCAO1.B1:FUNCAO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618cm" svg:y="0.664cm">
            <draw:object draw:notify-on-update-of-ranges="FUNCAO1.C1:FUNCAO1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88" calcext:value-type="float">
            <text:p>2278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48" calcext:value-type="float">
            <text:p>183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1" calcext:value-type="float">
            <text:p>548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81" calcext:value-type="float">
            <text:p>548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81" calcext:value-type="float">
            <text:p>548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14" calcext:value-type="float">
            <text:p>1351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91" calcext:value-type="float">
            <text:p>1079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1" calcext:value-type="float">
            <text:p>1079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93" calcext:value-type="float">
            <text:p>1059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79" calcext:value-type="float">
            <text:p>867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34" calcext:value-type="float">
            <text:p>853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79" calcext:value-type="float">
            <text:p>727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27" calcext:value-type="float">
            <text:p>762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83" calcext:value-type="float">
            <text:p>828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79" calcext:value-type="float">
            <text:p>727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20" calcext:value-type="float">
            <text:p>68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37" calcext:value-type="float">
            <text:p>703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61" calcext:value-type="float">
            <text:p>716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55" calcext:value-type="float">
            <text:p>635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50" calcext:value-type="float">
            <text:p>61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50" calcext:value-type="float">
            <text:p>61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50" calcext:value-type="float">
            <text:p>61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23" calcext:value-type="float">
            <text:p>542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0" calcext:value-type="float">
            <text:p>49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14" calcext:value-type="float">
            <text:p>481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47" calcext:value-type="float">
            <text:p>414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47" calcext:value-type="float">
            <text:p>414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99" calcext:value-type="float">
            <text:p>379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20" calcext:value-type="float">
            <text:p>37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19" calcext:value-type="float">
            <text:p>321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29" calcext:value-type="float">
            <text:p>292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80" calcext:value-type="float">
            <text:p>30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40" calcext:value-type="float">
            <text:p>26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0" calcext:value-type="float">
            <text:p>26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40" calcext:value-type="float">
            <text:p>26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80" calcext:value-type="float">
            <text:p>21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89" calcext:value-type="float">
            <text:p>22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89" calcext:value-type="float">
            <text:p>22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89" calcext:value-type="float">
            <text:p>228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90" calcext:value-type="float">
            <text:p>189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48" calcext:value-type="float">
            <text:p>18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01" calcext:value-type="float">
            <text:p>1701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6" calcext:value-type="float">
            <text:p>15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8" calcext:value-type="float">
            <text:p>205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96" calcext:value-type="float">
            <text:p>15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8" calcext:value-type="float">
            <text:p>205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85" calcext:value-type="float">
            <text:p>178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40" calcext:value-type="float">
            <text:p>17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80" calcext:value-type="float">
            <text:p>17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9" calcext:value-type="float">
            <text:p>1539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20" calcext:value-type="float">
            <text:p>16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8" calcext:value-type="float">
            <text:p>132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6" calcext:value-type="float">
            <text:p>121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0" calcext:value-type="float">
            <text:p>14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0" calcext:value-type="float">
            <text:p>14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92" calcext:value-type="float">
            <text:p>129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07" calcext:value-type="float">
            <text:p>120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4" calcext:value-type="float">
            <text:p>118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3" calcext:value-type="float">
            <text:p>100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5" calcext:value-type="float">
            <text:p>112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5" calcext:value-type="float">
            <text:p>88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5" calcext:value-type="float">
            <text:p>88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0" calcext:value-type="float">
            <text:p>72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4" calcext:value-type="float">
            <text:p>62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4" calcext:value-type="float">
            <text:p>594</text:p>
          </table:table-cell>
          <table:table-cell office:value-type="float" office:value="273.272681" calcext:value-type="float">
            <text:p>273,2726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82" calcext:value-type="float">
            <text:p>273,272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0" calcext:value-type="float">
            <text:p>550</text:p>
          </table:table-cell>
          <table:table-cell office:value-type="float" office:value="273.272667" calcext:value-type="float">
            <text:p>273,272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64" calcext:value-type="float">
            <text:p>273,2726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8" calcext:value-type="float">
            <text:p>528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8" calcext:value-type="float">
            <text:p>378</text:p>
          </table:table-cell>
          <table:table-cell office:value-type="float" office:value="273.272662" calcext:value-type="float">
            <text:p>273,2726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7" calcext:value-type="float">
            <text:p>387</text:p>
          </table:table-cell>
          <table:table-cell office:value-type="float" office:value="273.272674" calcext:value-type="float">
            <text:p>273,2726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1" calcext:value-type="float">
            <text:p>351</text:p>
          </table:table-cell>
          <table:table-cell office:value-type="float" office:value="273.27515" calcext:value-type="float">
            <text:p>273,275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  <table:table-cell office:value-type="float" office:value="273.273447" calcext:value-type="float">
            <text:p>273,2734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273.272675" calcext:value-type="float">
            <text:p>273,2726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1" calcext:value-type="float">
            <text:p>351</text:p>
          </table:table-cell>
          <table:table-cell office:value-type="float" office:value="273.272684" calcext:value-type="float">
            <text:p>273,2726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3" calcext:value-type="float">
            <text:p>333</text:p>
          </table:table-cell>
          <table:table-cell office:value-type="float" office:value="273.272661" calcext:value-type="float">
            <text:p>273,2726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4" calcext:value-type="float">
            <text:p>304</text:p>
          </table:table-cell>
          <table:table-cell office:value-type="float" office:value="273.272855" calcext:value-type="float">
            <text:p>273,2728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float" office:value="273.27269" calcext:value-type="float">
            <text:p>273,272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273.277542" calcext:value-type="float">
            <text:p>273,2775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6" calcext:value-type="float">
            <text:p>256</text:p>
          </table:table-cell>
          <table:table-cell office:value-type="float" office:value="273.272897" calcext:value-type="float">
            <text:p>273,2728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4" calcext:value-type="float">
            <text:p>224</text:p>
          </table:table-cell>
          <table:table-cell office:value-type="float" office:value="273.360757" calcext:value-type="float">
            <text:p>273,3607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273.274181" calcext:value-type="float">
            <text:p>273,2741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273.388343" calcext:value-type="float">
            <text:p>273,3883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273.272948" calcext:value-type="float">
            <text:p>273,2729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273.273286" calcext:value-type="float">
            <text:p>273,2732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273.280632" calcext:value-type="float">
            <text:p>273,2806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273.280402" calcext:value-type="float">
            <text:p>273,280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273.307513" calcext:value-type="float">
            <text:p>273,3075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73.285795" calcext:value-type="float">
            <text:p>273,2857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273.280502" calcext:value-type="float">
            <text:p>273,2805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273.338605" calcext:value-type="float">
            <text:p>273,3386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273.273408" calcext:value-type="float">
            <text:p>273,2734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273.395374" calcext:value-type="float">
            <text:p>273,3953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273.349271" calcext:value-type="float">
            <text:p>273,3492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273.836296" calcext:value-type="float">
            <text:p>273,8362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273.30545" calcext:value-type="float">
            <text:p>273,305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273.327567" calcext:value-type="float">
            <text:p>273,3275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273.323436" calcext:value-type="float">
            <text:p>273,323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12:10.110590574</dc:date>
    <meta:editing-duration>PT7M23S</meta:editing-duration>
    <meta:editing-cycles>2</meta:editing-cycles>
    <meta:generator>LibreOffice/7.3.7.2$Linux_X86_64 LibreOffice_project/3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1 - AVALIAÇÕES</text:p>
        </chart:title>
        <chart:plot-area chart:style-name="ch3" table:cell-range-address="FUNCAO1.B1:FUNCAO1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1.B1:FUNCAO1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788">
                <text:p>22788</text:p>
                <draw:g>
                  <svg:desc>FUNCAO1.B1:FUNCAO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14">
                <text:p>13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1">
                <text:p>10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91">
                <text:p>10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34">
                <text:p>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FUNÇAO TESTE 1 - FITNESS</text:p>
        </chart:title>
        <chart:plot-area chart:style-name="ch3" table:cell-range-address="FUNCAO1.C1:FUNCAO1.C100" svg:x="1.331cm" svg:y="1.275cm" svg:width="14.349cm" svg:height="6.564cm">
          <chart:coordinate-region svg:x="2.429cm" svg:y="1.474cm" svg:width="13.251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FUNCAO1.C1:FUNCAO1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272651">
                <text:p>273.272651</text:p>
                <draw:g>
                  <svg:desc>FUNCAO1.C1:FUNCAO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.272681">
                <text:p>273.272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3.272682">
                <text:p>273.272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3.272667">
                <text:p>273.272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.272664">
                <text:p>273.27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3.272662">
                <text:p>273.2726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3.272674">
                <text:p>273.27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.27515">
                <text:p>273.275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3.273447">
                <text:p>273.27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3.272675">
                <text:p>273.272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.272684">
                <text:p>273.272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.272661">
                <text:p>273.272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3.272855">
                <text:p>273.272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3.27269">
                <text:p>273.27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3.277542">
                <text:p>273.277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3.272897">
                <text:p>273.272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3.360757">
                <text:p>273.360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3.274181">
                <text:p>273.274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3.388343">
                <text:p>273.388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3.272948">
                <text:p>273.272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3.273286">
                <text:p>273.273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3.280632">
                <text:p>273.280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3.280402">
                <text:p>273.280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3.307513">
                <text:p>273.307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285795">
                <text:p>273.285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3.280502">
                <text:p>273.280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3.338605">
                <text:p>273.338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3.273408">
                <text:p>273.273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.395374">
                <text:p>273.395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3.349271">
                <text:p>273.349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3.836296">
                <text:p>273.836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3.30545">
                <text:p>273.30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3.327567">
                <text:p>273.327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3.323436">
                <text:p>273.323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